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officeooo:paragraph-rsid="000f4dc3"/>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ct-Relational Mapping</text:h>
      <text:p text:style-name="P5">Isa Blancett</text:p>
      <text:p text:style-name="P5"><text:a xlink:type="simple" xlink:href="mailto:iblancett@olin.edu" text:style-name="Internet_20_link" text:visited-style-name="Visited_20_Internet_20_Link">iblancett@olin.edu</text:a></text:p>
      <text:p text:style-name="Text_20_body">The code used was adapted from the SQLAlchemy Tutorial. <text:a xlink:type="simple" xlink:href="https://docs.sqlalchemy.org/en/13/orm/tutorial.html" text:style-name="Internet_20_link" text:visited-style-name="Visited_20_Internet_20_Link">https://docs.sqlalchemy.org/en/13/orm/tutorial.html</text:a></text:p>
      <text:h text:style-name="Heading_20_2" text:outline-level="2"><text:bookmark text:name="user-content-what-is-orm"/>What is ORM?</text:h>
      <text:list xml:id="list8966421281479961849" text:style-name="L1">
        <text:list-item>
          <text:p text:style-name="P6">A technique for storing, retrieving, updating, and deleting from an object-oriented program in a relational database </text:p>
        </text:list-item>
        <text:list-item>
          <text:p text:style-name="P6">Uses a data layer to manage translation between the OO and relational model </text:p>
        </text:list-item>
        <text:list-item>
          <text:p text:style-name="P1">This data layer is usually a library written in the OO </text:p>
        </text:list-item>
      </text:list>
      <text:h text:style-name="Heading_20_2" text:outline-level="2"><text:bookmark text:name="user-content-why-use-an-orm"/>Why use an ORM?</text:h>
      <text:p text:style-name="Text_20_body">Answer: Many Reasons!</text:p>
      <text:h text:style-name="Heading_20_3" text:outline-level="3"><text:bookmark text:name="user-content-alternatives"/>Alternatives</text:h>
      <text:p text:style-name="Text_20_body">Example of lower-level python interfaces (DB-API):</text:p>
      <text:p text:style-name="Preformatted_20_Text"><text:span text:style-name="Source_20_Text">sql = ”INSERT INTO user(user_name, password) VALUES (%s,%s)”</text:span></text:p>
      <text:p text:style-name="Preformatted_20_Text"><text:span text:style-name="Source_20_Text">cursor = conn.cursor()</text:span></text:p>
      <text:p text:style-name="P8"><text:span text:style-name="Source_20_Text">cursor.execute(sql, (‘gala’, ‘labrador’))</text:span></text:p>
      <text:p text:style-name="Text_20_body">Example of the same instructions for Oracle DB-API:</text:p>
      <text:p text:style-name="Preformatted_20_Text"><text:span text:style-name="Source_20_Text">sql = ”INSERT INTO user(user_name, password) VALUES (:1, :2)”</text:span></text:p>
      <text:p text:style-name="Preformatted_20_Text"><text:span text:style-name="Source_20_Text">cursor = conn.cursor()</text:span></text:p>
      <text:p text:style-name="P8"><text:span text:style-name="Source_20_Text">cursor.execute(sql, ‘gala’, ‘labrador’)</text:span></text:p>
      <text:p text:style-name="Text_20_body">Problems:</text:p>
      <text:list xml:id="list7282636683308031270" text:style-name="L2">
        <text:list-item>
          <text:p text:style-name="P7">unnecessary amount of code </text:p>
        </text:list-item>
        <text:list-item>
          <text:p text:style-name="P7">prone to errors </text:p>
        </text:list-item>
        <text:list-item>
          <text:p text:style-name="P7">string manipulation makes app vulnerable to injection attacks </text:p>
        </text:list-item>
        <text:list-item>
          <text:p text:style-name="P2">generating explicit string makes migration to different database difficult </text:p>
        </text:list-item>
      </text:list>
      <text:p text:style-name="Text_20_body">With SQLALchemy:</text:p>
      <text:p text:style-name="Preformatted_20_Text"><text:span text:style-name="Source_20_Text">statement = user_table.insert(user_name=’gala’, password=’labrador’)</text:span></text:p>
      <text:p text:style-name="P8"><text:span text:style-name="Source_20_Text">statement.execute()</text:span></text:p>
      <text:h text:style-name="Heading_20_3" text:outline-level="3"><text:bookmark text:name="user-content-benefits"/><text:soft-page-break/>Benefits</text:h>
      <text:list xml:id="list4884394026465106911" text:style-name="L3">
        <text:list-item>
          <text:p text:style-name="P3">Write queries with a Pythonic expression builder </text:p>
        </text:list-item>
      </text:list>
      <text:p text:style-name="Preformatted_20_Text"><text:span text:style-name="Source_20_Text">statement = user_table.select(and_(</text:span></text:p>
      <text:p text:style-name="Preformatted_20_Text"><text:span text:style-name="Source_20_Text"><text:s text:c="4"/>user_table.c.created &gt;= date(2015,1,1),</text:span></text:p>
      <text:p text:style-name="Preformatted_20_Text"><text:span text:style-name="Source_20_Text"><text:s text:c="4"/>user_table.c.created &lt; <text:s text:c="2"/>date(2016,1,1)),</text:span></text:p>
      <text:p text:style-name="P8"><text:span text:style-name="Source_20_Text">result = statement.execute()</text:span></text:p>
      <text:list xml:id="list8381512054336767925" text:style-name="L4">
        <text:list-item>
          <text:p text:style-name="P4">Automatically populate databases as Python objects change </text:p>
        </text:list-item>
      </text:list>
      <text:h text:style-name="Heading_20_2" text:outline-level="2"><text:bookmark text:name="user-content-sqlalchemy-implementation"/>SQLAlchemy Implementation</text:h>
      <text:h text:style-name="Heading_20_3" text:outline-level="3"><text:bookmark text:name="user-content-mapping-declaration"/>Mapping Declaration</text:h>
      <text:p text:style-name="Text_20_body">The first two steps to using an ORM are to define our database tables and our own classes to be mapped to the tables. SQLAlchemy allows these two steps to be done in parallel. These feature of SQLAlchemy is known as the "Declarative" system. To use this system, we define our class in terms of a base class, known as the declarative base class. We can create a class "Pet" with this base class, which maps to the table 'pets', as defined in the variable '<text:span text:style-name="Strong_20_Emphasis">tablename</text:span>'. At minimum, the class needs to contain the '<text:span text:style-name="Strong_20_Emphasis">tablename</text:span>' attribute and at least one Column. Our class will contain six Columns: the type, name, age, and breed of the pet.</text:p>
      <text:p text:style-name="Preformatted_20_Text"><text:span text:style-name="Source_20_Text">from sqlalchemy import Column, Integer, String</text:span></text:p>
      <text:p text:style-name="Preformatted_20_Text"><text:span text:style-name="Source_20_Text">from sqlalchemy.ext.declarative import declarative_base</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class Pet(Base):</text:span></text:p>
      <text:p text:style-name="Preformatted_20_Text"><text:span text:style-name="Source_20_Text"><text:s text:c="4"/>__tablename__ = 'pets'</text:span></text:p>
      <text:p text:style-name="Preformatted_20_Text"><text:span text:style-name="Source_20_Text"><text:s text:c="4"/>id = Column(Integer, primary_key=True)</text:span></text:p>
      <text:p text:style-name="Preformatted_20_Text"><text:span text:style-name="Source_20_Text"><text:s text:c="4"/>pet_type = Column(String(50))</text:span></text:p>
      <text:p text:style-name="Preformatted_20_Text"><text:span text:style-name="Source_20_Text"><text:s text:c="4"/>name = Column(String(50))</text:span></text:p>
      <text:p text:style-name="Preformatted_20_Text"><text:span text:style-name="Source_20_Text"><text:s text:c="4"/>age = Column(Integer)</text:span></text:p>
      <text:p text:style-name="P8"><text:span text:style-name="Source_20_Text"><text:s text:c="4"/>breed = Column(String(50))</text:span></text:p>
      <text:h text:style-name="Heading_20_3" text:outline-level="3"><text:bookmark text:name="user-content-metadata"/>Metadata</text:h>
      <text:p text:style-name="Text_20_body">Via the Declarative system, we have created table metada, which is stored in the Table object, a member of a registry known as MetaData. MetaData can emits schema generation commands to our database, such as CREATE TABLE statements. to create our pets table (and other tables if desired), we can call the create_all() method. To create and connect to an in-memory-only SQLite Database, we establish an engine which can then be passed through the metadata method.</text:p>
      <text:p text:style-name="Preformatted_20_Text"><text:span text:style-name="Source_20_Text">from sqlalchemy import create_engine</text:span></text:p>
      <text:p text:style-name="Preformatted_20_Text"><text:span text:style-name="Source_20_Text">engine = create_engine('sqlite:///:memory:', echo=True)</text:span></text:p>
      <text:p text:style-name="P8"><text:span text:style-name="Source_20_Text">Base.metadata.create_all(engine)</text:span></text:p>
      <text:p text:style-name="Text_20_body">This will generate something that looks like this:</text:p>
      <text:p text:style-name="Preformatted_20_Text"><text:span text:style-name="Source_20_Text">CREATE TABLE pets (</text:span></text:p>
      <text:p text:style-name="Preformatted_20_Text"><text:soft-page-break/><text:span text:style-name="Source_20_Text"><text:s text:c="8"/>id INTEGER NOT NULL, </text:span></text:p>
      <text:p text:style-name="Preformatted_20_Text"><text:span text:style-name="Source_20_Text"><text:s text:c="8"/>pet_type VARCHAR(50), </text:span></text:p>
      <text:p text:style-name="Preformatted_20_Text"><text:span text:style-name="Source_20_Text"><text:s text:c="8"/>name VARCHAR(50), </text:span></text:p>
      <text:p text:style-name="Preformatted_20_Text"><text:span text:style-name="Source_20_Text"><text:s text:c="8"/>age INTEGER, </text:span></text:p>
      <text:p text:style-name="Preformatted_20_Text"><text:span text:style-name="Source_20_Text"><text:s text:c="8"/>breed VARCHAR(50), </text:span></text:p>
      <text:p text:style-name="Preformatted_20_Text"><text:span text:style-name="Source_20_Text"><text:s text:c="8"/>PRIMARY KEY (id)</text:span></text:p>
      <text:p text:style-name="P8"><text:span text:style-name="Source_20_Text">)</text:span></text:p>
      <text:h text:style-name="Heading_20_3" text:outline-level="3"><text:bookmark text:name="user-content-instance-of-mapped-class"/>Instance of Mapped Class</text:h>
      <text:p text:style-name="Text_20_body">Next, I will create an instance of my pet, Gala, just as I would with a typical Python class. We can print some of Gala's attributes and take note that her ID is a None value, by default. This will change once we create a session and start talking to our database.</text:p>
      <text:p text:style-name="Preformatted_20_Text"><text:span text:style-name="Source_20_Text">gala = Pet(pet_type='Dog', name='Gala', age=12, breed='Laborador Retriever')</text:span></text:p>
      <text:p text:style-name="Preformatted_20_Text"><text:span text:style-name="Source_20_Text">print(gala.name)</text:span></text:p>
      <text:p text:style-name="Preformatted_20_Text"><text:span text:style-name="Source_20_Text">print(gala.age)</text:span></text:p>
      <text:p text:style-name="P8"><text:span text:style-name="Source_20_Text">print(str(gala.id))</text:span></text:p>
      <text:p text:style-name="Preformatted_20_Text"><text:span text:style-name="Source_20_Text">Gala</text:span></text:p>
      <text:p text:style-name="Preformatted_20_Text"><text:span text:style-name="Source_20_Text">12</text:span></text:p>
      <text:p text:style-name="P8"><text:span text:style-name="Source_20_Text">None</text:span></text:p>
      <text:h text:style-name="Heading_20_3" text:outline-level="3"><text:bookmark text:name="user-content-sessions"/>Sessions</text:h>
      <text:p text:style-name="Text_20_body">When using SQLAlchemy, Sessions establish conversations with the database.</text:p>
      <text:p text:style-name="Preformatted_20_Text"><text:span text:style-name="Source_20_Text"># Create a Session</text:span></text:p>
      <text:p text:style-name="Preformatted_20_Text"><text:span text:style-name="Source_20_Text">from sqlalchemy.orm import sessionmaker</text:span></text:p>
      <text:p text:style-name="Preformatted_20_Text"><text:span text:style-name="Source_20_Text">Session = sessionmaker(bind=engine)</text:span></text:p>
      <text:p text:style-name="Preformatted_20_Text"/>
      <text:p text:style-name="Preformatted_20_Text"><text:span text:style-name="Source_20_Text"># Initiate Session</text:span></text:p>
      <text:p text:style-name="P8"><text:span text:style-name="Source_20_Text">session = Session()</text:span></text:p>
      <text:h text:style-name="Heading_20_3" text:outline-level="3"><text:bookmark text:name="user-content-performing-operations"/>Performing Operations</text:h>
      <text:p text:style-name="Text_20_body">Since we have already created our Pet object, Gala, we can add her to the database using the add method.</text:p>
      <text:p text:style-name="P8"><text:span text:style-name="Source_20_Text">session.add(gala)</text:span></text:p>
      <text:p text:style-name="Text_20_body">We can also add some more pets using the add_all method.</text:p>
      <text:p text:style-name="P8"><text:span text:style-name="Source_20_Text">session.add_all([Pet(pet_type='Cat', name='Hermes', age=6, breed='Maine Coon'), Pet(pet_type='Dog', name='Floki', age=8, breed='Chihuahua'), Pet(pet_type='Cat', name='Roo', age=5, breed='Tabby'), Pet(pet_type='Dog', name='Willow', age=1, breed='Miniature Poodle')])</text:span></text:p>
      <text:p text:style-name="Text_20_body">Let's say Gala just turned 13. We'd want to update the database to reflect this. We can simply reassign a value to her age attribute. The session listens in and knows that new objects have been added and that Gala's age is changed. We can go ahead and commit these changes.</text:p>
      <text:p text:style-name="Preformatted_20_Text"><text:span text:style-name="Source_20_Text">gala.age = 13</text:span></text:p>
      <text:p text:style-name="Preformatted_20_Text"><text:soft-page-break/><text:span text:style-name="Source_20_Text">session.dirty</text:span></text:p>
      <text:p text:style-name="Preformatted_20_Text"><text:span text:style-name="Source_20_Text">session.new</text:span></text:p>
      <text:p text:style-name="Preformatted_20_Text"><text:span text:style-name="Source_20_Text">session.commit()</text:span></text:p>
      <text:p text:style-name="P8"><text:span text:style-name="Source_20_Text">print(gala.id)</text:span></text:p>
      <text:p text:style-name="Text_20_body">In return, we receive a list of SQL operations that were performed on the database.</text:p>
      <text:p text:style-name="Preformatted_20_Text"><text:span text:style-name="Source_20_Text">2019-09-07 18:53:45,154 INFO sqlalchemy.engine.base.Engine UPDATE pets SET age=? WHERE pets.id = ?</text:span></text:p>
      <text:p text:style-name="Preformatted_20_Text"><text:span text:style-name="Source_20_Text">2019-09-07 18:53:45,154 INFO sqlalchemy.engine.base.Engine (13, 1)</text:span></text:p>
      <text:p text:style-name="Preformatted_20_Text"><text:span text:style-name="Source_20_Text">2019-09-07 18:53:45,155 INFO sqlalchemy.engine.base.Engine INSERT INTO pets (pet_type, name, age, breed) VALUES (?, ?, ?, ?, ?)</text:span></text:p>
      <text:p text:style-name="Preformatted_20_Text"><text:span text:style-name="Source_20_Text">2019-09-07 18:53:45,155 INFO sqlalchemy.engine.base.Engine ('Dog', 'Piper', 10, 'Border Collie', 'Blancett Dogs')</text:span></text:p>
      <text:p text:style-name="Preformatted_20_Text"><text:span text:style-name="Source_20_Text">2019-09-07 18:53:45,155 INFO sqlalchemy.engine.base.Engine INSERT INTO pets (pet_type, name, age, breed) VALUES (?, ?, ?, ?, ?)</text:span></text:p>
      <text:p text:style-name="Preformatted_20_Text"><text:span text:style-name="Source_20_Text">2019-09-07 18:53:45,155 INFO sqlalchemy.engine.base.Engine ('Dog', 'Floki', 8, 'Chihuahua', 'Claire Care')</text:span></text:p>
      <text:p text:style-name="Preformatted_20_Text"><text:span text:style-name="Source_20_Text">2019-09-07 18:53:45,155 INFO sqlalchemy.engine.base.Engine INSERT INTO pets (pet_type, name, age, breed) VALUES (?, ?, ?, ?, ?)</text:span></text:p>
      <text:p text:style-name="Preformatted_20_Text"><text:span text:style-name="Source_20_Text">2019-09-07 18:53:45,155 INFO sqlalchemy.engine.base.Engine ('Cat', 'Roo', 5, 'Tabby', 'Claire Care')</text:span></text:p>
      <text:p text:style-name="Preformatted_20_Text"><text:span text:style-name="Source_20_Text">2019-09-07 18:53:45,156 INFO sqlalchemy.engine.base.Engine INSERT INTO pets (pet_type, name, age, breed) VALUES (?, ?, ?, ?, ?)</text:span></text:p>
      <text:p text:style-name="Preformatted_20_Text"><text:span text:style-name="Source_20_Text">2019-09-07 18:53:45,156 INFO sqlalchemy.engine.base.Engine ('Dog', 'Willow', 1, 'Miniature Poodle', 'Rogers Ranch')</text:span></text:p>
      <text:p text:style-name="P8"><text:span text:style-name="Source_20_Text">2019-09-07 18:53:45,156 INFO sqlalchemy.engine.base.Engine COMMIT</text:span></text:p>
      <text:p text:style-name="Text_20_body">Also, ids have now been assigned to our objects, which can be checked by calling <text:span text:style-name="Source_20_Text">print(gala.id)</text:span>.</text:p>
      <text:h text:style-name="Heading_20_3" text:outline-level="3"><text:bookmark text:name="user-content-relationships"/>Relationships</text:h>
      <text:p text:style-name="Text_20_body">Now that we have created one table in our database, we can create another to build a relationship. To do this, let's create a new class called Owners which will store the names of the pet's owners. We can restrict the values of the pet_id to be only one of the existing pets, by using the ForeignKey Construct.</text:p>
      <text:p text:style-name="Text_20_body">We will also use the relationship() construct to inform the ORM that the owner class should be linked to the Pet class. This creates a many-to-one relationship as discussed in the previous slide. We also must remember to create the table using the create_all method.</text:p>
      <text:p text:style-name="Preformatted_20_Text"><text:span text:style-name="Source_20_Text">from sqlalchemy import ForeignKey</text:span></text:p>
      <text:p text:style-name="Preformatted_20_Text"><text:span text:style-name="Source_20_Text">from sqlalchemy.orm import relationship</text:span></text:p>
      <text:p text:style-name="Preformatted_20_Text"/>
      <text:p text:style-name="Preformatted_20_Text"><text:span text:style-name="Source_20_Text">class Owner(Base):</text:span></text:p>
      <text:p text:style-name="Preformatted_20_Text"><text:span text:style-name="Source_20_Text"><text:s text:c="4"/>__tablename__ = 'owners'</text:span></text:p>
      <text:p text:style-name="Preformatted_20_Text"><text:span text:style-name="Source_20_Text"><text:s text:c="4"/>id = Column(Integer, primary_key=True)</text:span></text:p>
      <text:p text:style-name="Preformatted_20_Text"><text:span text:style-name="Source_20_Text"><text:s text:c="4"/>owner = Column(String, nullable=False)</text:span></text:p>
      <text:p text:style-name="Preformatted_20_Text"><text:span text:style-name="Source_20_Text"><text:s text:c="4"/>pet_id = Column(Integer, ForeignKey('pets.id'))</text:span></text:p>
      <text:p text:style-name="Preformatted_20_Text"><text:span text:style-name="Source_20_Text"><text:s text:c="4"/>pet = relationship("Pet", back_populates="owners")</text:span></text:p>
      <text:p text:style-name="Preformatted_20_Text"/>
      <text:p text:style-name="Preformatted_20_Text"><text:span text:style-name="Source_20_Text">Pet.owners = relationship("Owner", order_by=Owner.id, back_populates="pet")</text:span></text:p>
      <text:p text:style-name="Preformatted_20_Text"/>
      <text:p text:style-name="P8"><text:span text:style-name="Source_20_Text">Base.metadata.create_all(engine)</text:span></text:p>
      <text:p text:style-name="Text_20_body"><text:soft-page-break/>The last step is to give a pet some owners. We'll use another dog in my family, Piper, in this example. We start this by simply creating an instance of the Pet class.</text:p>
      <text:p text:style-name="P8"><text:span text:style-name="Source_20_Text">piper = Pet(pet_type='Dog', name='Piper', age=10, breed='Border Collie')</text:span></text:p>
      <text:p text:style-name="Text_20_body">If we check the value of Piper's owners, we find that the attribute is empty. We can populate it with the following:</text:p>
      <text:p text:style-name="P8"><text:span text:style-name="Source_20_Text">piper.owners = [Owner(owner='Molly Blancett'), Owner(owner='Joan Blancett')]</text:span></text:p>
      <text:p text:style-name="Text_20_body">Now, we can check if the owners and the pet have been linked.</text:p>
      <text:p text:style-name="Preformatted_20_Text"><text:span text:style-name="Source_20_Text">print(piper.owners[1])</text:span></text:p>
      <text:p text:style-name="P8"><text:span text:style-name="Source_20_Text">print(piper.owners[1].pet)</text:span></text:p>
      <text:p text:style-name="Text_20_body">These commands show that, yes, the owners now have a relationship with their pet.</text:p>
      <text:p text:style-name="Preformatted_20_Text"><text:span text:style-name="Source_20_Text">&lt;Owner(owner='Joan Blancett')&gt;</text:span></text:p>
      <text:p text:style-name="P8"><text:span text:style-name="Source_20_Text">&lt;Pet(name='Piper', type='Dog', age=10, breed='Border Collie')&g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20:00:20.272290250</meta:creation-date>
    <dc:date>2019-09-07T20:08:53.030474071</dc:date>
    <meta:editing-duration>PT8M33S</meta:editing-duration>
    <meta:editing-cycles>1</meta:editing-cycles>
    <meta:document-statistic meta:table-count="0" meta:image-count="0" meta:object-count="0" meta:page-count="5" meta:paragraph-count="124" meta:word-count="1058" meta:character-count="7712" meta:non-whitespace-character-count="6671"/>
    <meta:generator>LibreOffice/5.1.6.2$Linux_X86_64 LibreOffice_project/10m0$Build-2</meta:generator>
  </office:meta>
</office:document-meta>
</file>